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162299825630405658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3261708991044326826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0 which is 7:22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Sat Sept 8, 2018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08T22:44:57.63</dc:date>
    <dc:creator>James  Lombardi</dc:creator>
    <meta:editing-duration>P5DT8H3M59S</meta:editing-duration>
    <meta:editing-cycles>419</meta:editing-cycles>
    <meta:generator>OpenOffice/4.1.2$Win32 OpenOffice.org_project/412m3$Build-9782</meta:generator>
    <meta:document-statistic meta:table-count="0" meta:image-count="0" meta:object-count="0" meta:page-count="8" meta:paragraph-count="203" meta:word-count="2043" meta:character-count="10097"/>
  </office:meta>
</office:document-meta>
</file>